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ba9e" officeooo:paragraph-rsid="000fba9e" style:font-weight-asian="bold" style:font-weight-complex="bold"/>
    </style:style>
    <style:style style:name="P2" style:family="paragraph" style:parent-style-name="Standard">
      <style:text-properties fo:font-weight="normal" officeooo:rsid="000fba9e" officeooo:paragraph-rsid="000fba9e" style:font-weight-asian="normal" style:font-weight-complex="normal"/>
    </style:style>
    <style:style style:name="T1" style:family="text">
      <style:text-properties officeooo:rsid="000fba9e"/>
    </style:style>
    <style:style style:name="T2" style:family="text">
      <style:text-properties fo:font-weight="bold" officeooo:rsid="000fba9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Yo:</text:span><text:span text:style-name="T1"> </text:span>¿Como podría implementar un sistema de votación para que los usuarios puedan elegir las próximas implementaciones de funcionalidades de la aplicación actual?</text:p>
      <text:p text:style-name="Standard"/>
      <text:p text:style-name="P1">Copilot: </text:p>
      <text:p text:style-name="P2">Para implementar un sistema de votación en tu aplicación, puedes seguir estos pasos:</text:p>
      <text:p text:style-name="P2"/>
      <text:p text:style-name="P2">1. **Crear un contrato inteligente para la votación**: Define un contrato inteligente en Solidity que permita a los usuarios votar por diferentes propuestas.</text:p>
      <text:p text:style-name="P2"/>
      <text:p text:style-name="P2">2. **Desplegar el contrato**: Despliega el contrato en tu red de desarrollo (por ejemplo, Ganache).</text:p>
      <text:p text:style-name="P2"/>
      <text:p text:style-name="P2">3. **Crear una interfaz de usuario**: Desarrolla una interfaz en React que permita a los usuarios interactuar con el contrato de votación.</text:p>
      <text:p text:style-name="P2"/>
      <text:p text:style-name="P2">### 1. Contrato Inteligente en Solidity</text:p>
      <text:p text:style-name="P2"/>
      <text:p text:style-name="P2">```solidity</text:p>
      <text:p text:style-name="P2">// SPDX-License-Identifier: MIT</text:p>
      <text:p text:style-name="P2">pragma solidity ^0.8.0;</text:p>
      <text:p text:style-name="P2"/>
      <text:p text:style-name="P2">contract Voting {</text:p>
      <text:p text:style-name="P2"><text:s text:c="4"/>struct Proposal {</text:p>
      <text:p text:style-name="P2"><text:s text:c="8"/>string description;</text:p>
      <text:p text:style-name="P2"><text:s text:c="8"/>uint voteCount;</text:p>
      <text:p text:style-name="P2"><text:s text:c="4"/>}</text:p>
      <text:p text:style-name="P2"/>
      <text:p text:style-name="P2"><text:s text:c="4"/>Proposal[] public proposals;</text:p>
      <text:p text:style-name="P2"><text:s text:c="4"/>mapping(address =&gt; bool) public hasVoted;</text:p>
      <text:p text:style-name="P2"/>
      <text:p text:style-name="P2"><text:s text:c="4"/>function addProposal(string memory description) public {</text:p>
      <text:p text:style-name="P2"><text:s text:c="8"/>proposals.push(Proposal({</text:p>
      <text:p text:style-name="P2"><text:s text:c="12"/>description: description,</text:p>
      <text:p text:style-name="P2"><text:s text:c="12"/>voteCount: 0</text:p>
      <text:p text:style-name="P2"><text:s text:c="8"/>}));</text:p>
      <text:p text:style-name="P2"><text:s text:c="4"/>}</text:p>
      <text:p text:style-name="P2"/>
      <text:p text:style-name="P2"><text:s text:c="4"/>function vote(uint proposalIndex) public {</text:p>
      <text:p text:style-name="P2"><text:s text:c="8"/>require(!hasVoted[msg.sender], "You have already voted.");</text:p>
      <text:p text:style-name="P2"><text:s text:c="8"/>require(proposalIndex &lt; proposals.length, "Invalid proposal index.");</text:p>
      <text:p text:style-name="P2"/>
      <text:p text:style-name="P2"><text:s text:c="8"/>proposals[proposalIndex].voteCount += 1;</text:p>
      <text:p text:style-name="P2"><text:s text:c="8"/>hasVoted[msg.sender] = true;</text:p>
      <text:p text:style-name="P2"><text:s text:c="4"/>}</text:p>
      <text:p text:style-name="P2"/>
      <text:p text:style-name="P2"><text:s text:c="4"/>function getProposals() public view returns (Proposal[] memory) {</text:p>
      <text:p text:style-name="P2"><text:s text:c="8"/>return proposals;</text:p>
      <text:p text:style-name="P2"><text:s text:c="4"/>}</text:p>
      <text:p text:style-name="P2">}</text:p>
      <text:p text:style-name="P2">```</text:p>
      <text:p text:style-name="P2"/>
      <text:p text:style-name="P2">### 2. Desplegar el Contrato</text:p>
      <text:p text:style-name="P2"/>
      <text:p text:style-name="P2"><text:soft-page-break/>Crea un archivo de migración en la carpeta `migrations` para desplegar el contrato.</text:p>
      <text:p text:style-name="P2"/>
      <text:p text:style-name="P2">```javascript</text:p>
      <text:p text:style-name="P2">const Voting = artifacts.require('Voting');</text:p>
      <text:p text:style-name="P2"/>
      <text:p text:style-name="P2">module.exports = function (deployer) {</text:p>
      <text:p text:style-name="P2"><text:s text:c="2"/>deployer.deploy(Voting);</text:p>
      <text:p text:style-name="P2">};</text:p>
      <text:p text:style-name="P2">```</text:p>
      <text:p text:style-name="P2"/>
      <text:p text:style-name="P2">### 3. Interfaz de Usuario en React</text:p>
      <text:p text:style-name="P2"/>
      <text:p text:style-name="P2">Instala `web3` y `truffle-contract` en tu proyecto React.</text:p>
      <text:p text:style-name="P2"/>
      <text:p text:style-name="P2">```sh</text:p>
      <text:p text:style-name="P2">npm install web3 truffle-contract</text:p>
      <text:p text:style-name="P2">```</text:p>
      <text:p text:style-name="P2"/>
      <text:p text:style-name="P2">Crea un componente en React para interactuar con el contrato de votación.</text:p>
      <text:p text:style-name="P2"/>
      <text:p text:style-name="P2">```javascript</text:p>
      <text:p text:style-name="P2">import React, { useState, useEffect } from 'react';</text:p>
      <text:p text:style-name="P2">import Web3 from 'web3';</text:p>
      <text:p text:style-name="P2">import VotingContract from './contracts/Voting.json';</text:p>
      <text:p text:style-name="P2"/>
      <text:p text:style-name="P2">const VotingApp = () =&gt; {</text:p>
      <text:p text:style-name="P2"><text:s text:c="2"/>const [proposals, setProposals] = useState([]);</text:p>
      <text:p text:style-name="P2"><text:s text:c="2"/>const [newProposal, setNewProposal] = useState('');</text:p>
      <text:p text:style-name="P2"><text:s text:c="2"/>const [web3, setWeb3] = useState(null);</text:p>
      <text:p text:style-name="P2"><text:s text:c="2"/>const [account, setAccount] = useState(null);</text:p>
      <text:p text:style-name="P2"><text:s text:c="2"/>const [contract, setContract] = useState(null);</text:p>
      <text:p text:style-name="P2"/>
      <text:p text:style-name="P2"><text:s text:c="2"/>useEffect(() =&gt; {</text:p>
      <text:p text:style-name="P2"><text:s text:c="4"/>const init = async () =&gt; {</text:p>
      <text:p text:style-name="P2"><text:s text:c="6"/>const web3 = new Web3(Web3.givenProvider || 'http://localhost:7545');</text:p>
      <text:p text:style-name="P2"><text:s text:c="6"/>const accounts = await web3.eth.requestAccounts();</text:p>
      <text:p text:style-name="P2"><text:s text:c="6"/>const networkId = await web3.eth.net.getId();</text:p>
      <text:p text:style-name="P2"><text:s text:c="6"/>const deployedNetwork = VotingContract.networks[networkId];</text:p>
      <text:p text:style-name="P2"><text:s text:c="6"/>const contract = new web3.eth.Contract(</text:p>
      <text:p text:style-name="P2"><text:s text:c="8"/>VotingContract.abi,</text:p>
      <text:p text:style-name="P2"><text:s text:c="8"/>deployedNetwork &amp;&amp; deployedNetwork.address,</text:p>
      <text:p text:style-name="P2"><text:s text:c="6"/>);</text:p>
      <text:p text:style-name="P2"/>
      <text:p text:style-name="P2"><text:s text:c="6"/>setWeb3(web3);</text:p>
      <text:p text:style-name="P2"><text:s text:c="6"/>setAccount(accounts[0]);</text:p>
      <text:p text:style-name="P2"><text:s text:c="6"/>setContract(contract);</text:p>
      <text:p text:style-name="P2"/>
      <text:p text:style-name="P2"><text:s text:c="6"/>const proposals = await contract.methods.getProposals().call();</text:p>
      <text:p text:style-name="P2"><text:s text:c="6"/>setProposals(proposals);</text:p>
      <text:p text:style-name="P2"><text:s text:c="4"/>};</text:p>
      <text:p text:style-name="P2"/>
      <text:p text:style-name="P2"><text:s text:c="4"/>init();</text:p>
      <text:p text:style-name="P2"><text:soft-page-break/><text:s text:c="2"/>}, []);</text:p>
      <text:p text:style-name="P2"/>
      <text:p text:style-name="P2"><text:s text:c="2"/>const handleAddProposal = async () =&gt; {</text:p>
      <text:p text:style-name="P2"><text:s text:c="4"/>await contract.methods.addProposal(newProposal).send({ from: account });</text:p>
      <text:p text:style-name="P2"><text:s text:c="4"/>const proposals = await contract.methods.getProposals().call();</text:p>
      <text:p text:style-name="P2"><text:s text:c="4"/>setProposals(proposals);</text:p>
      <text:p text:style-name="P2"><text:s text:c="4"/>setNewProposal('');</text:p>
      <text:p text:style-name="P2"><text:s text:c="2"/>};</text:p>
      <text:p text:style-name="P2"/>
      <text:p text:style-name="P2"><text:s text:c="2"/>const handleVote = async (index) =&gt; {</text:p>
      <text:p text:style-name="P2"><text:s text:c="4"/>await contract.methods.vote(index).send({ from: account });</text:p>
      <text:p text:style-name="P2"><text:s text:c="4"/>const proposals = await contract.methods.getProposals().call();</text:p>
      <text:p text:style-name="P2"><text:s text:c="4"/>setProposals(proposals);</text:p>
      <text:p text:style-name="P2"><text:s text:c="2"/>};</text:p>
      <text:p text:style-name="P2"/>
      <text:p text:style-name="P2"><text:s text:c="2"/>return (</text:p>
      <text:p text:style-name="P2"><text:s text:c="4"/>&lt;div&gt;</text:p>
      <text:p text:style-name="P2"><text:s text:c="6"/>&lt;h1&gt;Voting App&lt;/h1&gt;</text:p>
      <text:p text:style-name="P2"><text:s text:c="6"/>&lt;input</text:p>
      <text:p text:style-name="P2"><text:s text:c="8"/>type="text"</text:p>
      <text:p text:style-name="P2"><text:s text:c="8"/>value={newProposal}</text:p>
      <text:p text:style-name="P2"><text:s text:c="8"/>onChange={(e) =&gt; setNewProposal(e.target.value)}</text:p>
      <text:p text:style-name="P2"><text:s text:c="6"/>/&gt;</text:p>
      <text:p text:style-name="P2"><text:s text:c="6"/>&lt;button onClick={handleAddProposal}&gt;Add Proposal&lt;/button&gt;</text:p>
      <text:p text:style-name="P2"><text:s text:c="6"/>&lt;ul&gt;</text:p>
      <text:p text:style-name="P2"><text:s text:c="8"/>{proposals.map((proposal, index) =&gt; (</text:p>
      <text:p text:style-name="P2"><text:s text:c="10"/>&lt;li key={index}&gt;</text:p>
      <text:p text:style-name="P2"><text:s text:c="12"/>{proposal.description} - {proposal.voteCount} votes</text:p>
      <text:p text:style-name="P2"><text:s text:c="12"/>&lt;button onClick={() =&gt; handleVote(index)}&gt;Vote&lt;/button&gt;</text:p>
      <text:p text:style-name="P2"><text:s text:c="10"/>&lt;/li&gt;</text:p>
      <text:p text:style-name="P2"><text:s text:c="8"/>))}</text:p>
      <text:p text:style-name="P2"><text:s text:c="6"/>&lt;/ul&gt;</text:p>
      <text:p text:style-name="P2"><text:s text:c="4"/>&lt;/div&gt;</text:p>
      <text:p text:style-name="P2"><text:s text:c="2"/>);</text:p>
      <text:p text:style-name="P2">};</text:p>
      <text:p text:style-name="P2"/>
      <text:p text:style-name="P2">export default VotingApp;</text:p>
      <text:p text:style-name="P2">```</text:p>
      <text:p text:style-name="P2"/>
      <text:p text:style-name="P2">Este código crea un sistema de votación básico donde los usuarios pueden agregar propuestas y votar por ellas. Asegúrate de ajustar las configuraciones de red y ABI según tu entorno de desarroll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3:11:02.107400577</meta:creation-date>
    <dc:date>2024-10-03T13:12:47.186478824</dc:date>
    <meta:editing-duration>PT1M45S</meta:editing-duration>
    <meta:editing-cycles>1</meta:editing-cycles>
    <meta:document-statistic meta:table-count="0" meta:image-count="0" meta:object-count="0" meta:page-count="3" meta:paragraph-count="110" meta:word-count="455" meta:character-count="4108" meta:non-whitespace-character-count="3348"/>
    <meta:generator>LibreOffice/24.2.5.2$Linux_X86_64 LibreOffice_project/420$Build-2</meta:generator>
  </office:meta>
</office:document-meta>
</file>